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ec4" officeooo:paragraph-rsid="00134ec4"/>
    </style:style>
    <style:style style:name="P2" style:family="paragraph" style:parent-style-name="Standard">
      <style:text-properties officeooo:rsid="00134ec4" officeooo:paragraph-rsid="00134ec4"/>
    </style:style>
    <style:style style:name="P3" style:family="paragraph" style:parent-style-name="Standard">
      <style:text-properties officeooo:rsid="0013db53" officeooo:paragraph-rsid="0013db53"/>
    </style:style>
    <style:style style:name="T1" style:family="text">
      <style:text-properties officeooo:rsid="0015876a"/>
    </style:style>
    <style:style style:name="T2" style:family="text">
      <style:text-properties fo:font-weight="bold" officeooo:rsid="0015876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leetcode.com/problems/add-strings/</text:p>
      <text:p text:style-name="P1"/>
      <text:p text:style-name="P3">Total time to code, test, execute = 16 minutes</text:p>
      <text:p text:style-name="P3">Aware of solution … see n-digit ripple adder</text:p>
      <text:p text:style-name="P3">Classification :: 2 pointers, arrays, string builder</text:p>
      <text:p text:style-name="P3"/>
      <text:p text:style-name="P3"/>
      <text:p text:style-name="P1">public class Solution {</text:p>
      <text:p text:style-name="P1"><text:s text:c="4"/>public String addStrings(String num1, String num2) {</text:p>
      <text:p text:style-name="P1"><text:s text:c="8"/>String res = "";</text:p>
      <text:p text:style-name="P1"><text:s text:c="8"/>if(num1 == null &amp;&amp; num2 == null || num1.length() == 0 &amp;&amp; num2.length() == 0)</text:p>
      <text:p text:style-name="P1"><text:s text:c="8"/>{</text:p>
      <text:p text:style-name="P1"><text:s text:c="12"/>res = null;</text:p>
      <text:p text:style-name="P1"><text:s text:c="8"/>}</text:p>
      <text:p text:style-name="P1"><text:s text:c="8"/>else if ( num1 == null || num1.length() == 0)</text:p>
      <text:p text:style-name="P1"><text:s text:c="8"/>{</text:p>
      <text:p text:style-name="P1"><text:s text:c="12"/>res = num2;</text:p>
      <text:p text:style-name="P1"><text:s text:c="8"/>}</text:p>
      <text:p text:style-name="P1"><text:s text:c="8"/>else if (num2 == null || num2.length() == 0)</text:p>
      <text:p text:style-name="P1"><text:s text:c="8"/>{</text:p>
      <text:p text:style-name="P1"><text:s text:c="12"/>res = num1;</text:p>
      <text:p text:style-name="P1"><text:s text:c="8"/>}</text:p>
      <text:p text:style-name="P1"><text:s text:c="8"/>else</text:p>
      <text:p text:style-name="P1"><text:s text:c="8"/>{</text:p>
      <text:p text:style-name="P1"><text:s text:c="12"/>// 2 pointers problem</text:p>
      <text:p text:style-name="P1"><text:s text:c="12"/>// n-digit ripple adder problem</text:p>
      <text:p text:style-name="P1"><text:s text:c="12"/>// carry ( divide by 100 ... i.e. 9/100 = 0, 19/100 = 1, 27/100 = 2)</text:p>
      <text:p text:style-name="P1"><text:s text:c="12"/>// sum ... keep sutracting 10, till &lt; 10 ! </text:p>
      <text:p text:style-name="P1"><text:s text:c="12"/>// lens of strs can differ! ... take note !</text:p>
      <text:p text:style-name="P1"><text:s text:c="12"/>char[] cArr_1 = num1.toCharArray(); <text:s text:c="8"/>// "300" =&gt; ['3','0','0']</text:p>
      <text:p text:style-name="P1"><text:s text:c="12"/>char[] cArr_2 = num2.toCharArray(); <text:s text:c="7"/>// "99" =&gt; ['9','9']</text:p>
      <text:p text:style-name="P1"><text:s text:c="12"/>StringBuilder sb = new StringBuilder(""); // we'll reverse this @ the end</text:p>
      <text:p text:style-name="P1"><text:s text:c="12"/></text:p>
      <text:p text:style-name="P1"><text:s text:c="12"/>int ptr1 = cArr_1.length - 1;</text:p>
      <text:p text:style-name="P1"><text:s text:c="12"/>int ptr2 = cArr_2.length - 1;</text:p>
      <text:p text:style-name="P1"><text:s text:c="12"/>int cIn = 0;</text:p>
      <text:p text:style-name="P1"><text:s text:c="12"/>int s = 0;</text:p>
      <text:p text:style-name="P1"><text:s text:c="12"/></text:p>
      <text:p text:style-name="P1"><text:s text:c="12"/>while(ptr1 &gt;= 0 || ptr2 &gt;= 0)</text:p>
      <text:p text:style-name="P1"><text:s text:c="12"/>{</text:p>
      <text:p text:style-name="P1"><text:s text:c="16"/>int cOut = 0;</text:p>
      <text:p text:style-name="P1"><text:s text:c="16"/>if(ptr1 &lt; 0)</text:p>
      <text:p text:style-name="P1"><text:s text:c="16"/>{</text:p>
      <text:p text:style-name="P1"><text:s text:c="20"/>s = (int)(cArr_2[ptr2] - '0') + cIn;<text:tab/>// <text:span text:style-name="T1">bug :: it is ( - ‘0’, not + ‘0’ ) … minor mistake</text:span></text:p>
      <text:p text:style-name="P1"><text:s text:c="20"/>ptr2--;</text:p>
      <text:p text:style-name="P1"><text:s text:c="16"/>}</text:p>
      <text:p text:style-name="P1"><text:s text:c="16"/>else if ( ptr2 &lt; 0)</text:p>
      <text:p text:style-name="P1"><text:s text:c="16"/>{</text:p>
      <text:p text:style-name="P1"><text:s text:c="19"/>s = (int)(cArr_1[ptr1] - '0') + cIn;</text:p>
      <text:p text:style-name="P1"><text:soft-page-break/><text:s text:c="19"/>ptr1--; <text:s text:c="4"/></text:p>
      <text:p text:style-name="P1"><text:s text:c="16"/>}</text:p>
      <text:p text:style-name="P1"><text:s text:c="16"/>else</text:p>
      <text:p text:style-name="P1"><text:s text:c="16"/>{</text:p>
      <text:p text:style-name="P1"><text:s text:c="20"/>s = (int)(cArr_1[ptr1] - '0') + (int)(cArr_2[ptr2] - '0')+ cIn;</text:p>
      <text:p text:style-name="P1"><text:s text:c="20"/>ptr1--;</text:p>
      <text:p text:style-name="P1"><text:s text:c="20"/>ptr2--;</text:p>
      <text:p text:style-name="P1"><text:s text:c="16"/>}</text:p>
      <text:p text:style-name="P1"><text:s text:c="16"/>cOut = s / 10; // bug ... div by 10,m <text:span text:style-name="T1">not</text:span> div by 100 .. <text:span text:style-name="T1">accidentally typed in 2 0’s</text:span></text:p>
      <text:p text:style-name="P1"><text:s text:c="16"/>while(s &gt;= 10) <text:s/>// bug ... s &gt;= 10, not s &gt; 10</text:p>
      <text:p text:style-name="P1"><text:s text:c="16"/>{</text:p>
      <text:p text:style-name="P1"><text:s text:c="20"/>s -= 10; </text:p>
      <text:p text:style-name="P1"><text:s text:c="16"/>}</text:p>
      <text:p text:style-name="P1"><text:s text:c="16"/>sb.append(s);</text:p>
      <text:p text:style-name="P1"><text:s text:c="16"/>cIn = cOut; </text:p>
      <text:p text:style-name="P1"><text:s text:c="16"/>s = 0; <text:s text:c="9"/>// <text:span text:style-name="T1">former </text:span><text:s/>bug ... replace sum! <text:span text:style-name="T2"><text:s/></text:span></text:p>
      <text:p text:style-name="P1"><text:s text:c="12"/>}</text:p>
      <text:p text:style-name="P1"><text:s text:c="12"/></text:p>
      <text:p text:style-name="P1"><text:s text:c="12"/>if(cIn != 0)</text:p>
      <text:p text:style-name="P1"><text:s text:c="12"/>{</text:p>
      <text:p text:style-name="P1"><text:s text:c="16"/>sb.append(cIn);</text:p>
      <text:p text:style-name="P1"><text:s text:c="12"/>}</text:p>
      <text:p text:style-name="P1"><text:s text:c="12"/>res = sb.reverse().toString();</text:p>
      <text:p text:style-name="P1"><text:s text:c="8"/>}</text:p>
      <text:p text:style-name="P1"><text:s text:c="8"/>return res; 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23:00:48.568647473</meta:creation-date>
    <dc:date>2017-01-22T23:06:36.201095747</dc:date>
    <meta:editing-duration>PT2M5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73" meta:word-count="327" meta:character-count="2435" meta:non-whitespace-character-count="1279"/>
  </office:meta>
</office:document-meta>
</file>